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谢军</text:p>
      <text:p text:style-name="Standard">李俊</text:p>
      <text:p text:style-name="Standard">蔡柳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5:09:22.420372495</meta:creation-date>
    <dc:date>2017-03-10T15:10:57.772973924</dc:date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11" meta:non-whitespace-character-count="11"/>
    <meta:generator>LibreOffice/4.2.4.2$Linux_X86_64 LibreOffice_project/420m0$Build-2</meta:generator>
  </office:meta>
</office:document-meta>
</file>